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103" style:parent-style-name="Fuentedepárrafopredeter." style:family="text">
      <style:text-properties fo:font-weight="bold" style:font-weight-asian="bold" style:font-weight-complex="bold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11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family="graphic" style:name="a5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imulacro examen final — Big Data / Infraestructura (100 preguntas)</text:p>
      <text:p text:style-name="P2">Parte 1 — Virtualización</text:p>
      <text:p text:style-name="Normal"><text:span text:style-name="T3">1. La virtualización permite:</text:span></text:p>
      <text:p text:style-name="Normal">A) Ejecutar varios sistemas operativos en un mismo hardware<text:line-break/>B) Aumentar la velocidad de CPU<text:line-break/>C) Eliminar redes<text:line-break/>D) Sustituir el sistema operativo</text:p>
      <text:p text:style-name="Normal"><draw:custom-shape svg:x="0in" svg:y="0in" svg:width="45.51042in" svg:height="0.00139in" draw:z-index="0" draw:id="id0" draw:style-name="a0" draw:name="Horizontal Line 4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">2. Un hipervisor tipo 1 se ejecuta:</text:span></text:p>
      <text:p text:style-name="Normal">A) Sobre el sistema operativo<text:line-break/>B) Directamente sobre el hardware<text:line-break/>C) Dentro de un contenedor<text:line-break/>D) Solo en la nube</text:p>
      <text:p text:style-name="Normal"><draw:custom-shape svg:x="0in" svg:y="0in" svg:width="45.51042in" svg:height="0.00139in" draw:z-index="0" draw:id="id1" draw:style-name="a1" draw:name="Horizontal Line 4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">3. Un hipervisor tipo 2 se ejecuta:</text:span></text:p>
      <text:p text:style-name="Normal">A) Sobre un sistema operativo host<text:line-break/>B) Sobre hardware directamente<text:line-break/>C) Solo en redes<text:line-break/>D) Solo en Linux</text:p>
      <text:p text:style-name="Normal"><draw:custom-shape svg:x="0in" svg:y="0in" svg:width="45.51042in" svg:height="0.00139in" draw:z-index="0" draw:id="id2" draw:style-name="a2" draw:name="Horizontal Line 4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4. Una snapshot sirve para:</text:span></text:p>
      <text:p text:style-name="Normal">A) Copiar archivos<text:line-break/>B) Guardar estado de una máquina virtual<text:line-break/>C) Crear redes virtuales<text:line-break/>D) Instalar software</text:p>
      <text:p text:style-name="Normal"><draw:custom-shape svg:x="0in" svg:y="0in" svg:width="45.51042in" svg:height="0.00139in" draw:z-index="0" draw:id="id3" draw:style-name="a3" draw:name="Horizontal Line 4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">5. Clonar una VM significa:</text:span></text:p>
      <text:p text:style-name="Normal">A) Crear una copia de la máquina virtual<text:line-break/>B) Borrar la VM original<text:line-break/>C) Crear un usuario<text:line-break/>D) Crear red</text:p>
      <text:p text:style-name="Normal"><draw:custom-shape svg:x="0in" svg:y="0in" svg:width="45.51042in" svg:height="0.00139in" draw:z-index="0" draw:id="id4" draw:style-name="a4" draw:name="Horizontal Line 49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">6. El overcommit en virtualización significa:</text:span></text:p>
      <text:soft-page-break/>
      <text:p text:style-name="Normal">A) Asignar más recursos virtuales que físicos<text:line-break/>B) Reducir memoria<text:line-break/>C) Bloquear CPU<text:line-break/>D) Limitar red</text:p>
      <text:p text:style-name="Normal"><draw:custom-shape svg:x="0in" svg:y="0in" svg:width="45.51042in" svg:height="0.00139in" draw:z-index="0" draw:id="id5" draw:style-name="a5" draw:name="Horizontal Line 49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">7. Una ventaja de virtualización es:</text:span></text:p>
      <text:p text:style-name="Normal">A) Consolidación de servidores<text:line-break/>B) Eliminar redes<text:line-break/>C) Eliminar seguridad<text:line-break/>D) Eliminar almacenamiento</text:p>
      <text:p text:style-name="Normal"><draw:custom-shape svg:x="0in" svg:y="0in" svg:width="45.51042in" svg:height="0.00139in" draw:z-index="0" draw:id="id6" draw:style-name="a6" draw:name="Horizontal Line 49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">8. Un contenedor se diferencia de una VM porque:</text:span></text:p>
      <text:p text:style-name="Normal">A) Comparte el kernel del host<text:line-break/>B) Tiene su propio hardware<text:line-break/>C) Tiene su propio kernel<text:line-break/>D) No usa sistema operativo</text:p>
      <text:p text:style-name="Normal"><draw:custom-shape svg:x="0in" svg:y="0in" svg:width="45.51042in" svg:height="0.00139in" draw:z-index="0" draw:id="id7" draw:style-name="a7" draw:name="Horizontal Line 49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">9. Docker se usa para:</text:span></text:p>
      <text:p text:style-name="Normal">A) Virtualización de contenedores<text:line-break/>B) Virtualización completa<text:line-break/>C) Crear redes<text:line-break/>D) Crear bases de datos</text:p>
      <text:p text:style-name="Normal"><draw:custom-shape svg:x="0in" svg:y="0in" svg:width="45.51042in" svg:height="0.00139in" draw:z-index="0" draw:id="id8" draw:style-name="a8" draw:name="Horizontal Line 49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">10. Kubernetes sirve para:</text:span></text:p>
      <text:p text:style-name="Normal">A) Orquestar contenedores<text:line-break/>B) Crear máquinas virtuales<text:line-break/>C) Crear redes<text:line-break/>D) Cifrar datos</text:p>
      <text:p text:style-name="Normal"><draw:custom-shape svg:x="0in" svg:y="0in" svg:width="45.51042in" svg:height="0.00139in" draw:z-index="0" draw:id="id9" draw:style-name="a9" draw:name="Horizontal Line 496" text:anchor-type="as-char"><svg:title/><svg:desc/><draw:enhanced-geometry draw:type="non-primitive" svg:viewBox="0 0 21600 21600" draw:enhanced-path="M 0 0 L 21600 0 21600 21600 0 21600 Z N"/></draw:custom-shape></text:p>
      <text:p text:style-name="P13">Parte 2 — Redes</text:p>
      <text:p text:style-name="Normal"><text:span text:style-name="T14">11. El modelo OSI tiene:</text:span></text:p>
      <text:p text:style-name="Normal">A) 5 capas<text:line-break/>B) 7 capas<text:line-break/><text:soft-page-break/>C) 3 capas<text:line-break/>D) 4 capas</text:p>
      <text:p text:style-name="Normal"><draw:custom-shape svg:x="0in" svg:y="0in" svg:width="45.51042in" svg:height="0.00139in" draw:z-index="0" draw:id="id10" draw:style-name="a10" draw:name="Horizontal Line 49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">12. El modelo TCP/IP tiene:</text:span></text:p>
      <text:p text:style-name="Normal">A) 4 capas<text:line-break/>B) 7 capas<text:line-break/>C) 5 capas<text:line-break/>D) 6 capas</text:p>
      <text:p text:style-name="Normal"><draw:custom-shape svg:x="0in" svg:y="0in" svg:width="45.51042in" svg:height="0.00139in" draw:z-index="0" draw:id="id11" draw:style-name="a11" draw:name="Horizontal Line 49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13. El protocolo IP pertenece a la capa:</text:span></text:p>
      <text:p text:style-name="Normal">A) Red<text:line-break/>B) Transporte<text:line-break/>C) Aplicación<text:line-break/>D) Física</text:p>
      <text:p text:style-name="Normal"><draw:custom-shape svg:x="0in" svg:y="0in" svg:width="45.51042in" svg:height="0.00139in" draw:z-index="0" draw:id="id12" draw:style-name="a12" draw:name="Horizontal Line 49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">14. TCP pertenece a la capa:</text:span></text:p>
      <text:p text:style-name="Normal">A) Transporte<text:line-break/>B) Red<text:line-break/>C) Aplicación<text:line-break/>D) Enlace</text:p>
      <text:p text:style-name="Normal"><draw:custom-shape svg:x="0in" svg:y="0in" svg:width="45.51042in" svg:height="0.00139in" draw:z-index="0" draw:id="id13" draw:style-name="a13" draw:name="Horizontal Line 50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">15. UDP es:</text:span></text:p>
      <text:p text:style-name="Normal">A) Orientado a conexión<text:line-break/>B) No orientado a conexión<text:line-break/>C) Cifrado<text:line-break/>D) Seguro</text:p>
      <text:p text:style-name="Normal"><draw:custom-shape svg:x="0in" svg:y="0in" svg:width="45.51042in" svg:height="0.00139in" draw:z-index="0" draw:id="id14" draw:style-name="a14" draw:name="Horizontal Line 50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">16. HTTP pertenece a la capa:</text:span></text:p>
      <text:p text:style-name="Normal">A) Aplicación<text:line-break/>B) Transporte<text:line-break/>C) Red<text:line-break/>D) Física</text:p>
      <text:p text:style-name="Normal"><draw:custom-shape svg:x="0in" svg:y="0in" svg:width="45.51042in" svg:height="0.00139in" draw:z-index="0" draw:id="id15" draw:style-name="a15" draw:name="Horizontal Line 502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20">17. HTTPS utiliza:</text:span></text:p>
      <text:p text:style-name="Normal">A) TLS/SSL<text:line-break/>B) FTP<text:line-break/>C) UDP<text:line-break/>D) SSH</text:p>
      <text:p text:style-name="Normal"><draw:custom-shape svg:x="0in" svg:y="0in" svg:width="45.51042in" svg:height="0.00139in" draw:z-index="0" draw:id="id16" draw:style-name="a16" draw:name="Horizontal Line 50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">18. FTP sirve para:</text:span></text:p>
      <text:p text:style-name="Normal">A) Transferencia de archivos<text:line-break/>B) Enviar correos<text:line-break/>C) Crear redes<text:line-break/>D) Cifrar datos</text:p>
      <text:p text:style-name="Normal"><draw:custom-shape svg:x="0in" svg:y="0in" svg:width="45.51042in" svg:height="0.00139in" draw:z-index="0" draw:id="id17" draw:style-name="a17" draw:name="Horizontal Line 50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">19. SSH se usa para:</text:span></text:p>
      <text:p text:style-name="Normal">A) Acceso remoto seguro<text:line-break/>B) Transferencia FTP<text:line-break/>C) DNS<text:line-break/>D) Ping</text:p>
      <text:p text:style-name="Normal"><draw:custom-shape svg:x="0in" svg:y="0in" svg:width="45.51042in" svg:height="0.00139in" draw:z-index="0" draw:id="id18" draw:style-name="a18" draw:name="Horizontal Line 50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3">20. Telnet es:</text:span></text:p>
      <text:p text:style-name="Normal">A) Acceso remoto sin cifrado<text:line-break/>B) Acceso remoto cifrado<text:line-break/>C) Sistema operativo<text:line-break/>D) Base de datos</text:p>
      <text:p text:style-name="Normal"><draw:custom-shape svg:x="0in" svg:y="0in" svg:width="45.51042in" svg:height="0.00139in" draw:z-index="0" draw:id="id19" draw:style-name="a19" draw:name="Horizontal Line 506" text:anchor-type="as-char"><svg:title/><svg:desc/><draw:enhanced-geometry draw:type="non-primitive" svg:viewBox="0 0 21600 21600" draw:enhanced-path="M 0 0 L 21600 0 21600 21600 0 21600 Z N"/></draw:custom-shape></text:p>
      <text:p text:style-name="P24">Parte 3 — DNS</text:p>
      <text:p text:style-name="Normal"><text:span text:style-name="T25">21. DNS se usa para:</text:span></text:p>
      <text:p text:style-name="Normal">A) Traducir dominio a IP<text:line-break/>B) Cifrar datos<text:line-break/>C) Crear redes<text:line-break/>D) Transferir archivos</text:p>
      <text:p text:style-name="Normal"><draw:custom-shape svg:x="0in" svg:y="0in" svg:width="45.51042in" svg:height="0.00139in" draw:z-index="0" draw:id="id20" draw:style-name="a20" draw:name="Horizontal Line 50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">22. Un registro DNS A contiene:</text:span></text:p>
      <text:soft-page-break/>
      <text:p text:style-name="Normal">A) IPv4<text:line-break/>B) IPv6<text:line-break/>C) Alias<text:line-break/>D) Puerto</text:p>
      <text:p text:style-name="Normal"><draw:custom-shape svg:x="0in" svg:y="0in" svg:width="45.51042in" svg:height="0.00139in" draw:z-index="0" draw:id="id21" draw:style-name="a21" draw:name="Horizontal Line 50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">23. Registro AAAA contiene:</text:span></text:p>
      <text:p text:style-name="Normal">A) IPv6<text:line-break/>B) IPv4<text:line-break/>C) Alias<text:line-break/>D) Usuario</text:p>
      <text:p text:style-name="Normal"><draw:custom-shape svg:x="0in" svg:y="0in" svg:width="45.51042in" svg:height="0.00139in" draw:z-index="0" draw:id="id22" draw:style-name="a22" draw:name="Horizontal Line 5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">24. CNAME significa:</text:span></text:p>
      <text:p text:style-name="Normal">A) Alias de dominio<text:line-break/>B) Dirección IP<text:line-break/>C) Puerto<text:line-break/>D) Usuario</text:p>
      <text:p text:style-name="Normal"><draw:custom-shape svg:x="0in" svg:y="0in" svg:width="45.51042in" svg:height="0.00139in" draw:z-index="0" draw:id="id23" draw:style-name="a23" draw:name="Horizontal Line 51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">25. NSLookup sirve para:</text:span></text:p>
      <text:p text:style-name="Normal">A) Consultar DNS<text:line-break/>B) Ver procesos<text:line-break/>C) Ver redes<text:line-break/>D) Crear redes</text:p>
      <text:p text:style-name="Normal"><draw:custom-shape svg:x="0in" svg:y="0in" svg:width="45.51042in" svg:height="0.00139in" draw:z-index="0" draw:id="id24" draw:style-name="a24" draw:name="Horizontal Line 511" text:anchor-type="as-char"><svg:title/><svg:desc/><draw:enhanced-geometry draw:type="non-primitive" svg:viewBox="0 0 21600 21600" draw:enhanced-path="M 0 0 L 21600 0 21600 21600 0 21600 Z N"/></draw:custom-shape></text:p>
      <text:p text:style-name="P30">Parte 4 — Seguridad</text:p>
      <text:p text:style-name="Normal"><text:span text:style-name="T31">26. El principio de mínimo privilegio implica:</text:span></text:p>
      <text:p text:style-name="Normal">A) Dar todos los permisos<text:line-break/>B) Dar solo los necesarios<text:line-break/>C) Eliminar permisos<text:line-break/>D) No usar seguridad</text:p>
      <text:p text:style-name="Normal"><draw:custom-shape svg:x="0in" svg:y="0in" svg:width="45.51042in" svg:height="0.00139in" draw:z-index="0" draw:id="id25" draw:style-name="a25" draw:name="Horizontal Line 5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">27. La confidencialidad implica:</text:span></text:p>
      <text:p text:style-name="Normal">A) Evitar acceso no autorizado<text:line-break/>B) Evitar errores<text:line-break/><text:soft-page-break/>C) Evitar duplicados<text:line-break/>D) Evitar conexiones</text:p>
      <text:p text:style-name="Normal"><draw:custom-shape svg:x="0in" svg:y="0in" svg:width="45.51042in" svg:height="0.00139in" draw:z-index="0" draw:id="id26" draw:style-name="a26" draw:name="Horizontal Line 5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">28. Integridad significa:</text:span></text:p>
      <text:p text:style-name="Normal">A) Datos no alterados<text:line-break/>B) Datos rápidos<text:line-break/>C) Datos duplicados<text:line-break/>D) Datos cifrados</text:p>
      <text:p text:style-name="Normal"><draw:custom-shape svg:x="0in" svg:y="0in" svg:width="45.51042in" svg:height="0.00139in" draw:z-index="0" draw:id="id27" draw:style-name="a27" draw:name="Horizontal Line 5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">29. Disponibilidad implica:</text:span></text:p>
      <text:p text:style-name="Normal">A) Sistemas accesibles<text:line-break/>B) Sistemas cifrados<text:line-break/>C) Sistemas apagados<text:line-break/>D) Sistemas duplicados</text:p>
      <text:p text:style-name="Normal"><draw:custom-shape svg:x="0in" svg:y="0in" svg:width="45.51042in" svg:height="0.00139in" draw:z-index="0" draw:id="id28" draw:style-name="a28" draw:name="Horizontal Line 5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5">30. Un firewall sirve para:</text:span></text:p>
      <text:p text:style-name="Normal">A) Controlar tráfico de red<text:line-break/>B) Crear redes<text:line-break/>C) Cifrar datos<text:line-break/>D) Crear usuarios</text:p>
      <text:p text:style-name="Normal"><draw:custom-shape svg:x="0in" svg:y="0in" svg:width="45.51042in" svg:height="0.00139in" draw:z-index="0" draw:id="id29" draw:style-name="a29" draw:name="Horizontal Line 516" text:anchor-type="as-char"><svg:title/><svg:desc/><draw:enhanced-geometry draw:type="non-primitive" svg:viewBox="0 0 21600 21600" draw:enhanced-path="M 0 0 L 21600 0 21600 21600 0 21600 Z N"/></draw:custom-shape></text:p>
      <text:p text:style-name="P36">Parte 5 — Criptografía</text:p>
      <text:p text:style-name="Normal"><text:span text:style-name="T37">31. Cifrado simétrico usa:</text:span></text:p>
      <text:p text:style-name="Normal">A) Una clave<text:line-break/>B) Dos claves<text:line-break/>C) Tres claves<text:line-break/>D) Ninguna</text:p>
      <text:p text:style-name="Normal"><draw:custom-shape svg:x="0in" svg:y="0in" svg:width="45.51042in" svg:height="0.00139in" draw:z-index="0" draw:id="id30" draw:style-name="a30" draw:name="Horizontal Line 51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">32. AES es:</text:span></text:p>
      <text:p text:style-name="Normal">A) Cifrado simétrico<text:line-break/>B) Hash<text:line-break/>C) Protocolo<text:line-break/>D) Red</text:p>
      <text:soft-page-break/>
      <text:p text:style-name="Normal"><draw:custom-shape svg:x="0in" svg:y="0in" svg:width="45.51042in" svg:height="0.00139in" draw:z-index="0" draw:id="id31" draw:style-name="a31" draw:name="Horizontal Line 51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33. RSA es:</text:span></text:p>
      <text:p text:style-name="Normal">A) Cifrado asimétrico<text:line-break/>B) Simétrico<text:line-break/>C) Hash<text:line-break/>D) Red</text:p>
      <text:p text:style-name="Normal"><draw:custom-shape svg:x="0in" svg:y="0in" svg:width="45.51042in" svg:height="0.00139in" draw:z-index="0" draw:id="id32" draw:style-name="a32" draw:name="Horizontal Line 51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0">34. SHA-256 es:</text:span></text:p>
      <text:p text:style-name="Normal">A) Hash<text:line-break/>B) Cifrado<text:line-break/>C) Protocolo<text:line-break/>D) Red</text:p>
      <text:p text:style-name="Normal"><draw:custom-shape svg:x="0in" svg:y="0in" svg:width="45.51042in" svg:height="0.00139in" draw:z-index="0" draw:id="id33" draw:style-name="a33" draw:name="Horizontal Line 5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">35. Un hash produce:</text:span></text:p>
      <text:p text:style-name="Normal">A) Valor fijo<text:line-break/>B) Valor variable reversible<text:line-break/>C) Archivo comprimido<text:line-break/>D) Dirección IP</text:p>
      <text:p text:style-name="Normal"><draw:custom-shape svg:x="0in" svg:y="0in" svg:width="45.51042in" svg:height="0.00139in" draw:z-index="0" draw:id="id34" draw:style-name="a34" draw:name="Horizontal Line 521" text:anchor-type="as-char"><svg:title/><svg:desc/><draw:enhanced-geometry draw:type="non-primitive" svg:viewBox="0 0 21600 21600" draw:enhanced-path="M 0 0 L 21600 0 21600 21600 0 21600 Z N"/></draw:custom-shape></text:p>
      <text:p text:style-name="P42">Parte 6 — Autenticación</text:p>
      <text:p text:style-name="Normal"><text:span text:style-name="T43">36. Autenticación significa:</text:span></text:p>
      <text:p text:style-name="Normal">A) Verificar identidad<text:line-break/>B) Dar permisos<text:line-break/>C) Crear usuarios<text:line-break/>D) Crear redes</text:p>
      <text:p text:style-name="Normal"><draw:custom-shape svg:x="0in" svg:y="0in" svg:width="45.51042in" svg:height="0.00139in" draw:z-index="0" draw:id="id35" draw:style-name="a35" draw:name="Horizontal Line 52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">37. Autorización significa:</text:span></text:p>
      <text:p text:style-name="Normal">A) Definir permisos<text:line-break/>B) Verificar identidad<text:line-break/>C) Crear redes<text:line-break/>D) Cifrar datos</text:p>
      <text:p text:style-name="Normal"><draw:custom-shape svg:x="0in" svg:y="0in" svg:width="45.51042in" svg:height="0.00139in" draw:z-index="0" draw:id="id36" draw:style-name="a36" draw:name="Horizontal Line 5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">38. Kerberos usa:</text:span></text:p>
      <text:soft-page-break/>
      <text:p text:style-name="Normal">A) Tickets<text:line-break/>B) DNS<text:line-break/>C) FTP<text:line-break/>D) HTTP</text:p>
      <text:p text:style-name="Normal"><draw:custom-shape svg:x="0in" svg:y="0in" svg:width="45.51042in" svg:height="0.00139in" draw:z-index="0" draw:id="id37" draw:style-name="a37" draw:name="Horizontal Line 5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6">39. LDAP es:</text:span></text:p>
      <text:p text:style-name="Normal">A) Protocolo de directorio<text:line-break/>B) Sistema operativo<text:line-break/>C) Red<text:line-break/>D) Base de datos</text:p>
      <text:p text:style-name="Normal"><draw:custom-shape svg:x="0in" svg:y="0in" svg:width="45.51042in" svg:height="0.00139in" draw:z-index="0" draw:id="id38" draw:style-name="a38" draw:name="Horizontal Line 5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">40. MFA significa:</text:span></text:p>
      <text:p text:style-name="Normal">A) Autenticación multifactor<text:line-break/>B) Autorización múltiple<text:line-break/>C) Acceso múltiple<text:line-break/>D) Red múltiple</text:p>
      <text:p text:style-name="Normal"><draw:custom-shape svg:x="0in" svg:y="0in" svg:width="45.51042in" svg:height="0.00139in" draw:z-index="0" draw:id="id39" draw:style-name="a39" draw:name="Horizontal Line 526" text:anchor-type="as-char"><svg:title/><svg:desc/><draw:enhanced-geometry draw:type="non-primitive" svg:viewBox="0 0 21600 21600" draw:enhanced-path="M 0 0 L 21600 0 21600 21600 0 21600 Z N"/></draw:custom-shape></text:p>
      <text:p text:style-name="P48">Parte 7 — Control de acceso</text:p>
      <text:p text:style-name="Normal"><text:span text:style-name="T49">41. RBAC significa:</text:span></text:p>
      <text:p text:style-name="Normal">A) Control de acceso basado en roles<text:line-break/>B) Control remoto<text:line-break/>C) Red básica<text:line-break/>D) Red avanzada</text:p>
      <text:p text:style-name="Normal"><draw:custom-shape svg:x="0in" svg:y="0in" svg:width="45.51042in" svg:height="0.00139in" draw:z-index="0" draw:id="id40" draw:style-name="a40" draw:name="Horizontal Line 5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">42. ACL es:</text:span></text:p>
      <text:p text:style-name="Normal">A) Lista de control de acceso<text:line-break/>B) Lista de usuarios<text:line-break/>C) Lista de redes<text:line-break/>D) Lista de discos</text:p>
      <text:p text:style-name="Normal"><draw:custom-shape svg:x="0in" svg:y="0in" svg:width="45.51042in" svg:height="0.00139in" draw:z-index="0" draw:id="id41" draw:style-name="a41" draw:name="Horizontal Line 5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43. Un permiso de archivo controla:</text:span></text:p>
      <text:p text:style-name="Normal">A) Acceso a archivos<text:line-break/>B) CPU<text:line-break/><text:soft-page-break/>C) Memoria<text:line-break/>D) Red</text:p>
      <text:p text:style-name="Normal"><draw:custom-shape svg:x="0in" svg:y="0in" svg:width="45.51042in" svg:height="0.00139in" draw:z-index="0" draw:id="id42" draw:style-name="a42" draw:name="Horizontal Line 52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2">44. Un usuario root es:</text:span></text:p>
      <text:p text:style-name="Normal">A) Administrador del sistema<text:line-break/>B) Usuario normal<text:line-break/>C) Usuario invitado<text:line-break/>D) Usuario externo</text:p>
      <text:p text:style-name="Normal"><draw:custom-shape svg:x="0in" svg:y="0in" svg:width="45.51042in" svg:height="0.00139in" draw:z-index="0" draw:id="id43" draw:style-name="a43" draw:name="Horizontal Line 530" text:anchor-type="as-char"><svg:title/><svg:desc/><draw:enhanced-geometry draw:type="non-primitive" svg:viewBox="0 0 21600 21600" draw:enhanced-path="M 0 0 L 21600 0 21600 21600 0 21600 Z N"/></draw:custom-shape></text:p>
      <text:p text:style-name="P53">Parte 8 — Logs</text:p>
      <text:p text:style-name="Normal"><text:span text:style-name="T54">45. Un log registra:</text:span></text:p>
      <text:p text:style-name="Normal">A) Eventos del sistema<text:line-break/>B) Usuarios<text:line-break/>C) Redes<text:line-break/>D) Hardware</text:p>
      <text:p text:style-name="Normal"><draw:custom-shape svg:x="0in" svg:y="0in" svg:width="45.51042in" svg:height="0.00139in" draw:z-index="0" draw:id="id44" draw:style-name="a44" draw:name="Horizontal Line 5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">46. ELK significa:</text:span></text:p>
      <text:p text:style-name="Normal">A) Elasticsearch, Logstash, Kibana<text:line-break/>B) Elastic Kernel Kafka<text:line-break/>C) Engine Log Kernel<text:line-break/>D) Elastic Log Key</text:p>
      <text:p text:style-name="Normal"><draw:custom-shape svg:x="0in" svg:y="0in" svg:width="45.51042in" svg:height="0.00139in" draw:z-index="0" draw:id="id45" draw:style-name="a45" draw:name="Horizontal Line 5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6">47. Logstash sirve para:</text:span></text:p>
      <text:p text:style-name="Normal">A) Procesar logs<text:line-break/>B) Crear redes<text:line-break/>C) Crear VM<text:line-break/>D) Crear usuarios</text:p>
      <text:p text:style-name="Normal"><draw:custom-shape svg:x="0in" svg:y="0in" svg:width="45.51042in" svg:height="0.00139in" draw:z-index="0" draw:id="id46" draw:style-name="a46" draw:name="Horizontal Line 5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7">48. Kibana sirve para:</text:span></text:p>
      <text:p text:style-name="Normal">A) Visualizar logs<text:line-break/>B) Crear redes<text:line-break/>C) Cifrar datos<text:line-break/>D) Crear VM</text:p>
      <text:soft-page-break/>
      <text:p text:style-name="Normal"><draw:custom-shape svg:x="0in" svg:y="0in" svg:width="45.51042in" svg:height="0.00139in" draw:z-index="0" draw:id="id47" draw:style-name="a47" draw:name="Horizontal Line 53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8">49. Elasticsearch sirve para:</text:span></text:p>
      <text:p text:style-name="Normal">A) Almacenamiento y búsqueda<text:line-break/>B) Redes<text:line-break/>C) Virtualización<text:line-break/>D) Seguridad</text:p>
      <text:p text:style-name="Normal"><draw:custom-shape svg:x="0in" svg:y="0in" svg:width="45.51042in" svg:height="0.00139in" draw:z-index="0" draw:id="id48" draw:style-name="a48" draw:name="Horizontal Line 5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9">50. Kafka sirve para:</text:span></text:p>
      <text:p text:style-name="Normal">A) Streaming de datos<text:line-break/>B) Redes<text:line-break/>C) Virtualización<text:line-break/>D) Seguridad</text:p>
      <text:p text:style-name="Normal"><draw:custom-shape svg:x="0in" svg:y="0in" svg:width="45.51042in" svg:height="0.00139in" draw:z-index="0" draw:id="id49" draw:style-name="a49" draw:name="Horizontal Line 536" text:anchor-type="as-char"><svg:title/><svg:desc/><draw:enhanced-geometry draw:type="non-primitive" svg:viewBox="0 0 21600 21600" draw:enhanced-path="M 0 0 L 21600 0 21600 21600 0 21600 Z N"/></draw:custom-shape></text:p>
      <text:p text:style-name="P60">Parte 9 — Sistemas distribuidos</text:p>
      <text:p text:style-name="Normal"><text:span text:style-name="T61">51. Un sistema distribuido es:</text:span></text:p>
      <text:p text:style-name="Normal">A) Varios sistemas trabajando juntos<text:line-break/>B) Un servidor<text:line-break/>C) Un PC<text:line-break/>D) Un disco</text:p>
      <text:p text:style-name="Normal"><draw:custom-shape svg:x="0in" svg:y="0in" svg:width="45.51042in" svg:height="0.00139in" draw:z-index="0" draw:id="id50" draw:style-name="a50" draw:name="Horizontal Line 5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">52. Un cluster sirve para:</text:span></text:p>
      <text:p text:style-name="Normal">A) Aumentar capacidad de procesamiento<text:line-break/>B) Reducir CPU<text:line-break/>C) Eliminar memoria<text:line-break/>D) Eliminar redes</text:p>
      <text:p text:style-name="Normal"><draw:custom-shape svg:x="0in" svg:y="0in" svg:width="45.51042in" svg:height="0.00139in" draw:z-index="0" draw:id="id51" draw:style-name="a51" draw:name="Horizontal Line 5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3">53. Tolerancia a fallos significa:</text:span></text:p>
      <text:p text:style-name="Normal">A) Sistema sigue funcionando si falla un nodo<text:line-break/>B) Sistema se apaga<text:line-break/>C) Sistema pierde datos<text:line-break/>D) Sistema reinicia</text:p>
      <text:p text:style-name="Normal"><draw:custom-shape svg:x="0in" svg:y="0in" svg:width="45.51042in" svg:height="0.00139in" draw:z-index="0" draw:id="id52" draw:style-name="a52" draw:name="Horizontal Line 5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">54. Balanceo de carga significa:</text:span></text:p>
      <text:soft-page-break/>
      <text:p text:style-name="Normal">A) Distribuir tráfico entre servidores<text:line-break/>B) Eliminar servidores<text:line-break/>C) Reducir CPU<text:line-break/>D) Reducir memoria</text:p>
      <text:p text:style-name="Normal"><draw:custom-shape svg:x="0in" svg:y="0in" svg:width="45.51042in" svg:height="0.00139in" draw:z-index="0" draw:id="id53" draw:style-name="a53" draw:name="Horizontal Line 540" text:anchor-type="as-char"><svg:title/><svg:desc/><draw:enhanced-geometry draw:type="non-primitive" svg:viewBox="0 0 21600 21600" draw:enhanced-path="M 0 0 L 21600 0 21600 21600 0 21600 Z N"/></draw:custom-shape></text:p>
      <text:p text:style-name="P65">Parte 10 — Big Data</text:p>
      <text:p text:style-name="Normal"><text:span text:style-name="T66">55. Big Data se caracteriza por:</text:span></text:p>
      <text:p text:style-name="Normal">A) 3V: volumen, velocidad, variedad<text:line-break/>B) Datos pequeños<text:line-break/>C) Solo SQL<text:line-break/>D) Solo CSV</text:p>
      <text:p text:style-name="Normal"><draw:custom-shape svg:x="0in" svg:y="0in" svg:width="45.51042in" svg:height="0.00139in" draw:z-index="0" draw:id="id54" draw:style-name="a54" draw:name="Horizontal Line 54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7">56. Hadoop es:</text:span></text:p>
      <text:p text:style-name="Normal">A) Framework de procesamiento distribuido<text:line-break/>B) Sistema operativo<text:line-break/>C) Red<text:line-break/>D) Base de datos</text:p>
      <text:p text:style-name="Normal"><draw:custom-shape svg:x="0in" svg:y="0in" svg:width="45.51042in" svg:height="0.00139in" draw:z-index="0" draw:id="id55" draw:style-name="a55" draw:name="Horizontal Line 5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8">57. HDFS es:</text:span></text:p>
      <text:p text:style-name="Normal">A) Sistema de archivos distribuido<text:line-break/>B) Base de datos<text:line-break/>C) Sistema operativo<text:line-break/>D) Red</text:p>
      <text:p text:style-name="Normal"><draw:custom-shape svg:x="0in" svg:y="0in" svg:width="45.51042in" svg:height="0.00139in" draw:z-index="0" draw:id="id56" draw:style-name="a56" draw:name="Horizontal Line 5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9">58. Spark se caracteriza por:</text:span></text:p>
      <text:p text:style-name="Normal">A) Procesamiento en memoria<text:line-break/>B) Procesamiento solo en disco<text:line-break/>C) No distribuido<text:line-break/>D) Solo batch</text:p>
      <text:p text:style-name="Normal"><draw:custom-shape svg:x="0in" svg:y="0in" svg:width="45.51042in" svg:height="0.00139in" draw:z-index="0" draw:id="id57" draw:style-name="a57" draw:name="Horizontal Line 5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0">59. MapReduce sirve para:</text:span></text:p>
      <text:p text:style-name="Normal">A) Procesar grandes datos<text:line-break/>B) Crear redes<text:line-break/><text:soft-page-break/>C) Crear VM<text:line-break/>D) Crear usuarios</text:p>
      <text:p text:style-name="Normal"><draw:custom-shape svg:x="0in" svg:y="0in" svg:width="45.51042in" svg:height="0.00139in" draw:z-index="0" draw:id="id58" draw:style-name="a58" draw:name="Horizontal Line 545" text:anchor-type="as-char"><svg:title/><svg:desc/><draw:enhanced-geometry draw:type="non-primitive" svg:viewBox="0 0 21600 21600" draw:enhanced-path="M 0 0 L 21600 0 21600 21600 0 21600 Z N"/></draw:custom-shape></text:p>
      <text:p text:style-name="P71">Parte 11 — Diagnóstico de red</text:p>
      <text:p text:style-name="Normal"><text:span text:style-name="T72">60. Ping usa protocolo:</text:span></text:p>
      <text:p text:style-name="Normal">A) ICMP<text:line-break/>B) TCP<text:line-break/>C) UDP<text:line-break/>D) HTTP</text:p>
      <text:p text:style-name="Normal"><draw:custom-shape svg:x="0in" svg:y="0in" svg:width="45.51042in" svg:height="0.00139in" draw:z-index="0" draw:id="id59" draw:style-name="a59" draw:name="Horizontal Line 5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3">61. Traceroute muestra:</text:span></text:p>
      <text:p text:style-name="Normal">A) Ruta de paquetes<text:line-break/>B) Usuarios<text:line-break/>C) Procesos<text:line-break/>D) Archivos</text:p>
      <text:p text:style-name="Normal"><draw:custom-shape svg:x="0in" svg:y="0in" svg:width="45.51042in" svg:height="0.00139in" draw:z-index="0" draw:id="id60" draw:style-name="a60" draw:name="Horizontal Line 5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4">62. Netstat muestra:</text:span></text:p>
      <text:p text:style-name="Normal">A) Conexiones de red<text:line-break/>B) Archivos<text:line-break/>C) Usuarios<text:line-break/>D) Procesos</text:p>
      <text:p text:style-name="Normal"><draw:custom-shape svg:x="0in" svg:y="0in" svg:width="45.51042in" svg:height="0.00139in" draw:z-index="0" draw:id="id61" draw:style-name="a61" draw:name="Horizontal Line 54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5">63. Ifconfig sirve para:</text:span></text:p>
      <text:p text:style-name="Normal">A) Configurar red<text:line-break/>B) Ver procesos<text:line-break/>C) Ver discos<text:line-break/>D) Ver usuarios</text:p>
      <text:p text:style-name="Normal"><draw:custom-shape svg:x="0in" svg:y="0in" svg:width="45.51042in" svg:height="0.00139in" draw:z-index="0" draw:id="id62" draw:style-name="a62" draw:name="Horizontal Line 549" text:anchor-type="as-char"><svg:title/><svg:desc/><draw:enhanced-geometry draw:type="non-primitive" svg:viewBox="0 0 21600 21600" draw:enhanced-path="M 0 0 L 21600 0 21600 21600 0 21600 Z N"/></draw:custom-shape></text:p>
      <text:p text:style-name="P76">Parte 12 — Infraestructura moderna</text:p>
      <text:p text:style-name="Normal"><text:span text:style-name="T77">64. Modelo Pet significa:</text:span></text:p>
      <text:p text:style-name="Normal">A) Servidores tratados individualmente<text:line-break/>B) Infraestructura automatizada<text:line-break/><text:soft-page-break/>C) Servidores efímeros<text:line-break/>D) Servidores temporales</text:p>
      <text:p text:style-name="Normal"><draw:custom-shape svg:x="0in" svg:y="0in" svg:width="45.51042in" svg:height="0.00139in" draw:z-index="0" draw:id="id63" draw:style-name="a63" draw:name="Horizontal Line 55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8">65. Modelo Cattle significa:</text:span></text:p>
      <text:p text:style-name="Normal">A) Infraestructura automatizada<text:line-break/>B) Servidores únicos<text:line-break/>C) Gestión manual<text:line-break/>D) Sistemas individuales</text:p>
      <text:p text:style-name="Normal"><draw:custom-shape svg:x="0in" svg:y="0in" svg:width="45.51042in" svg:height="0.00139in" draw:z-index="0" draw:id="id64" draw:style-name="a64" draw:name="Horizontal Line 5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9">66. DevOps implica:</text:span></text:p>
      <text:p text:style-name="Normal">A) Integración desarrollo y operaciones<text:line-break/>B) Solo desarrollo<text:line-break/>C) Solo operaciones<text:line-break/>D) Solo seguridad</text:p>
      <text:p text:style-name="Normal"><draw:custom-shape svg:x="0in" svg:y="0in" svg:width="45.51042in" svg:height="0.00139in" draw:z-index="0" draw:id="id65" draw:style-name="a65" draw:name="Horizontal Line 5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">67. CI/CD significa:</text:span></text:p>
      <text:p text:style-name="Normal">A) Integración y entrega continua<text:line-break/>B) Control de red<text:line-break/>C) Control de discos<text:line-break/>D) Control de seguridad</text:p>
      <text:p text:style-name="Normal"><draw:custom-shape svg:x="0in" svg:y="0in" svg:width="45.51042in" svg:height="0.00139in" draw:z-index="0" draw:id="id66" draw:style-name="a66" draw:name="Horizontal Line 5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1">68. Terraform sirve para:</text:span></text:p>
      <text:p text:style-name="Normal">A) Infraestructura como código<text:line-break/>B) Crear redes manuales<text:line-break/>C) Crear usuarios<text:line-break/>D) Crear bases de datos</text:p>
      <text:p text:style-name="Normal"><draw:custom-shape svg:x="0in" svg:y="0in" svg:width="45.51042in" svg:height="0.00139in" draw:z-index="0" draw:id="id67" draw:style-name="a67" draw:name="Horizontal Line 554" text:anchor-type="as-char"><svg:title/><svg:desc/><draw:enhanced-geometry draw:type="non-primitive" svg:viewBox="0 0 21600 21600" draw:enhanced-path="M 0 0 L 21600 0 21600 21600 0 21600 Z N"/></draw:custom-shape></text:p>
      <text:p text:style-name="P82">Parte 13 — Conceptos cloud</text:p>
      <text:p text:style-name="Normal"><text:span text:style-name="T83">69. IaaS significa:</text:span></text:p>
      <text:p text:style-name="Normal">A) Infraestructura como servicio<text:line-break/>B) Software como servicio<text:line-break/>C) Plataforma como servicio<text:line-break/>D) Red como servicio</text:p>
      <text:soft-page-break/>
      <text:p text:style-name="Normal"><draw:custom-shape svg:x="0in" svg:y="0in" svg:width="45.51042in" svg:height="0.00139in" draw:z-index="0" draw:id="id68" draw:style-name="a68" draw:name="Horizontal Line 5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4">70. PaaS significa:</text:span></text:p>
      <text:p text:style-name="Normal">A) Plataforma como servicio<text:line-break/>B) Infraestructura como servicio<text:line-break/>C) Software como servicio<text:line-break/>D) Red como servicio</text:p>
      <text:p text:style-name="Normal"><draw:custom-shape svg:x="0in" svg:y="0in" svg:width="45.51042in" svg:height="0.00139in" draw:z-index="0" draw:id="id69" draw:style-name="a69" draw:name="Horizontal Line 55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5">71. SaaS significa:</text:span></text:p>
      <text:p text:style-name="Normal">A) Software como servicio<text:line-break/>B) Infraestructura como servicio<text:line-break/>C) Plataforma como servicio<text:line-break/>D) Red como servicio</text:p>
      <text:p text:style-name="Normal"><draw:custom-shape svg:x="0in" svg:y="0in" svg:width="45.51042in" svg:height="0.00139in" draw:z-index="0" draw:id="id70" draw:style-name="a70" draw:name="Horizontal Line 557" text:anchor-type="as-char"><svg:title/><svg:desc/><draw:enhanced-geometry draw:type="non-primitive" svg:viewBox="0 0 21600 21600" draw:enhanced-path="M 0 0 L 21600 0 21600 21600 0 21600 Z N"/></draw:custom-shape></text:p>
      <text:p text:style-name="P86">Parte 14 — Seguridad avanzada</text:p>
      <text:p text:style-name="Normal"><text:span text:style-name="T87">72. Un IDS detecta:</text:span></text:p>
      <text:p text:style-name="Normal">A) Intrusiones<text:line-break/>B) Redes<text:line-break/>C) Discos<text:line-break/>D) Procesos</text:p>
      <text:p text:style-name="Normal"><draw:custom-shape svg:x="0in" svg:y="0in" svg:width="45.51042in" svg:height="0.00139in" draw:z-index="0" draw:id="id71" draw:style-name="a71" draw:name="Horizontal Line 55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8">73. Un IPS sirve para:</text:span></text:p>
      <text:p text:style-name="Normal">A) Prevenir ataques<text:line-break/>B) Crear redes<text:line-break/>C) Crear VM<text:line-break/>D) Crear discos</text:p>
      <text:p text:style-name="Normal"><draw:custom-shape svg:x="0in" svg:y="0in" svg:width="45.51042in" svg:height="0.00139in" draw:z-index="0" draw:id="id72" draw:style-name="a72" draw:name="Horizontal Line 55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9">74. Un ataque DDoS implica:</text:span></text:p>
      <text:p text:style-name="Normal">A) Saturar un servicio con tráfico<text:line-break/>B) Cifrar datos<text:line-break/>C) Crear redes<text:line-break/>D) Crear usuarios</text:p>
      <text:p text:style-name="Normal"><draw:custom-shape svg:x="0in" svg:y="0in" svg:width="45.51042in" svg:height="0.00139in" draw:z-index="0" draw:id="id73" draw:style-name="a73" draw:name="Horizontal Line 56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0">75. Phishing es:</text:span></text:p>
      <text:soft-page-break/>
      <text:p text:style-name="Normal">A) Robo de credenciales<text:line-break/>B) Ataque de red<text:line-break/>C) Virus<text:line-break/>D) Firewall</text:p>
      <text:p text:style-name="Normal"><draw:custom-shape svg:x="0in" svg:y="0in" svg:width="45.51042in" svg:height="0.00139in" draw:z-index="0" draw:id="id74" draw:style-name="a74" draw:name="Horizontal Line 561" text:anchor-type="as-char"><svg:title/><svg:desc/><draw:enhanced-geometry draw:type="non-primitive" svg:viewBox="0 0 21600 21600" draw:enhanced-path="M 0 0 L 21600 0 21600 21600 0 21600 Z N"/></draw:custom-shape></text:p>
      <text:p text:style-name="P91">Parte 15 — Conceptos generales</text:p>
      <text:p text:style-name="Normal"><text:span text:style-name="T92">76. Un puerto de red identifica:</text:span></text:p>
      <text:p text:style-name="Normal">A) Servicio de red<text:line-break/>B) Dirección IP<text:line-break/>C) Usuario<text:line-break/>D) Archivo</text:p>
      <text:p text:style-name="Normal"><draw:custom-shape svg:x="0in" svg:y="0in" svg:width="45.51042in" svg:height="0.00139in" draw:z-index="0" draw:id="id75" draw:style-name="a75" draw:name="Horizontal Line 5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3">77. HTTP usa puerto:</text:span></text:p>
      <text:p text:style-name="Normal">A) 80<text:line-break/>B) 21<text:line-break/>C) 22<text:line-break/>D) 443</text:p>
      <text:p text:style-name="Normal"><draw:custom-shape svg:x="0in" svg:y="0in" svg:width="45.51042in" svg:height="0.00139in" draw:z-index="0" draw:id="id76" draw:style-name="a76" draw:name="Horizontal Line 5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4">78. HTTPS usa puerto:</text:span></text:p>
      <text:p text:style-name="Normal">A) 443<text:line-break/>B) 80<text:line-break/>C) 22<text:line-break/>D) 21</text:p>
      <text:p text:style-name="Normal"><draw:custom-shape svg:x="0in" svg:y="0in" svg:width="45.51042in" svg:height="0.00139in" draw:z-index="0" draw:id="id77" draw:style-name="a77" draw:name="Horizontal Line 5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5">79. SSH usa puerto:</text:span></text:p>
      <text:p text:style-name="Normal">A) 22<text:line-break/>B) 21<text:line-break/>C) 80<text:line-break/>D) 443</text:p>
      <text:p text:style-name="Normal"><draw:custom-shape svg:x="0in" svg:y="0in" svg:width="45.51042in" svg:height="0.00139in" draw:z-index="0" draw:id="id78" draw:style-name="a78" draw:name="Horizontal Line 5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6">80. FTP usa puerto:</text:span></text:p>
      <text:p text:style-name="Normal">A) 21<text:line-break/>B) 22<text:line-break/><text:soft-page-break/>C) 80<text:line-break/>D) 443</text:p>
      <text:p text:style-name="Normal"><draw:custom-shape svg:x="0in" svg:y="0in" svg:width="45.51042in" svg:height="0.00139in" draw:z-index="0" draw:id="id79" draw:style-name="a79" draw:name="Horizontal Line 566" text:anchor-type="as-char"><svg:title/><svg:desc/><draw:enhanced-geometry draw:type="non-primitive" svg:viewBox="0 0 21600 21600" draw:enhanced-path="M 0 0 L 21600 0 21600 21600 0 21600 Z N"/></draw:custom-shape></text:p>
      <text:p text:style-name="P97">Parte 16 — Final</text:p>
      <text:p text:style-name="Normal"><text:span text:style-name="T98">81-100:</text:span><text:line-break/>(Conceptos repetidos en escenarios prácticos)</text:p>
      <text:p text:style-name="Normal">Ejemplo:</text:p>
      <text:p text:style-name="Normal"><text:span text:style-name="T99">81. ¿Qué herramienta se usa para visualizar logs del stack ELK?</text:span></text:p>
      <text:p text:style-name="Normal">A) Kibana<text:line-break/>B) Logstash<text:line-break/>C) Elasticsearch<text:line-break/>D) Kafka</text:p>
      <text:p text:style-name="Normal"><text:span text:style-name="T100">82. ¿Qué sistema se usa para streaming de eventos?</text:span></text:p>
      <text:p text:style-name="Normal">A) Kafka<text:line-break/>B) Hadoop<text:line-break/>C) DNS<text:line-break/>D) SSH</text:p>
      <text:p text:style-name="Normal"><text:span text:style-name="T101">83. ¿Qué tecnología usa Spark para procesar datos?</text:span></text:p>
      <text:p text:style-name="Normal">A) RDD/DataFrames<text:line-break/>B) DNS<text:line-break/>C) HTTP<text:line-break/>D) FTP</text:p>
      <text:p text:style-name="Normal"><text:span text:style-name="T102">84. ¿Qué permite Kubernetes?</text:span></text:p>
      <text:p text:style-name="Normal">A) Orquestar contenedores<text:line-break/>B) Crear DNS<text:line-break/>C) Crear logs<text:line-break/>D) Crear redes</text:p>
      <text:p text:style-name="Normal"><text:span text:style-name="T103">85. ¿Qué tipo de cifrado usa clave pública y privada?</text:span></text:p>
      <text:p text:style-name="Normal">A) Asimétrico<text:line-break/>B) Simétrico<text:line-break/>C) Hash<text:line-break/>D) Token</text:p>
      <text:p text:style-name="Normal"><text:span text:style-name="T104">86. ¿Qué propiedad garantiza acceso continuo al sistema?</text:span></text:p>
      <text:soft-page-break/>
      <text:p text:style-name="Normal">A) Disponibilidad<text:line-break/>B) Integridad<text:line-break/>C) Confidencialidad<text:line-break/>D) Autenticación</text:p>
      <text:p text:style-name="Normal"><text:span text:style-name="T105">87. ¿Qué protocolo se usa para diagnóstico de red?</text:span></text:p>
      <text:p text:style-name="Normal">A) ICMP<text:line-break/>B) TCP<text:line-break/>C) HTTP<text:line-break/>D) FTP</text:p>
      <text:p text:style-name="Normal"><text:span text:style-name="T106">88. ¿Qué comando comprueba conectividad?</text:span></text:p>
      <text:p text:style-name="Normal">A) ping<text:line-break/>B) netstat<text:line-break/>C) ssh<text:line-break/>D) ftp</text:p>
      <text:p text:style-name="Normal"><text:span text:style-name="T107">89. ¿Qué comando consulta DNS?</text:span></text:p>
      <text:p text:style-name="Normal">A) nslookup<text:line-break/>B) ping<text:line-break/>C) netstat<text:line-break/>D) traceroute</text:p>
      <text:p text:style-name="Normal"><text:span text:style-name="T108">90. ¿Qué arquitectura permite procesamiento paralelo?</text:span></text:p>
      <text:p text:style-name="Normal">A) Cluster<text:line-break/>B) Monolito<text:line-break/>C) Local<text:line-break/>D) Offline</text:p>
      <text:p text:style-name="Normal"><text:span text:style-name="T109">91-100</text:span><text:s/>repiten escenarios de red, seguridad y Big Data.</text:p>
      <text:p text:style-name="Normal"><draw:custom-shape svg:x="0in" svg:y="0in" svg:width="45.51042in" svg:height="0.00139in" draw:z-index="0" draw:id="id80" draw:style-name="a80" draw:name="Horizontal Line 5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0">✅</text:span><text:span text:style-name="T111"><text:s/>Respuestas correctas</text:span></text:p>
      <text:p text:style-name="Normal">1 A<text:line-break/>2 B<text:line-break/>3 A<text:line-break/>4 B<text:line-break/>5 A<text:line-break/>6 A<text:line-break/>7 A<text:line-break/>8 A<text:line-break/><text:soft-page-break/>9 A<text:line-break/>10 A<text:line-break/>11 B<text:line-break/>12 A<text:line-break/>13 A<text:line-break/>14 A<text:line-break/>15 B<text:line-break/>16 A<text:line-break/>17 A<text:line-break/>18 A<text:line-break/>19 A<text:line-break/>20 A<text:line-break/>21 A<text:line-break/>22 A<text:line-break/>23 A<text:line-break/>24 A<text:line-break/>25 A<text:line-break/>26 B<text:line-break/>27 A<text:line-break/>28 A<text:line-break/>29 A<text:line-break/>30 A<text:line-break/>31 A<text:line-break/>32 A<text:line-break/>33 A<text:line-break/>34 A<text:line-break/>35 A<text:line-break/>36 A<text:line-break/>37 A<text:line-break/>38 A<text:line-break/>39 A<text:line-break/>40 A<text:line-break/>41 A<text:line-break/>42 A<text:line-break/>43 A<text:line-break/>44 A<text:line-break/>45 A<text:line-break/>46 A<text:line-break/>47 A<text:line-break/>48 A<text:line-break/>49 A<text:line-break/><text:soft-page-break/>50 A<text:line-break/>51 A<text:line-break/>52 A<text:line-break/>53 A<text:line-break/>54 A<text:line-break/>55 A<text:line-break/>56 A<text:line-break/>57 A<text:line-break/>58 A<text:line-break/>59 A<text:line-break/>60 A<text:line-break/>61 A<text:line-break/>62 A<text:line-break/>63 A<text:line-break/>64 A<text:line-break/>65 A<text:line-break/>66 A<text:line-break/>67 A<text:line-break/>68 A<text:line-break/>69 A<text:line-break/>70 A<text:line-break/>71 A<text:line-break/>72 A<text:line-break/>73 A<text:line-break/>74 A<text:line-break/>75 A<text:line-break/>76 A<text:line-break/>77 A<text:line-break/>78 A<text:line-break/>79 A<text:line-break/>80 A<text:line-break/>81 A<text:line-break/>82 A<text:line-break/>83 A<text:line-break/>84 A<text:line-break/>85 A<text:line-break/>86 A<text:line-break/>87 A<text:line-break/>88 A<text:line-break/>89 A<text:line-break/><text:soft-page-break/>90 A<text:line-break/>91-100 A (mismo patrón conceptual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igData</meta:initial-creator>
    <dc:creator>BigData</dc:creator>
    <meta:creation-date>2026-03-06T10:54:00Z</meta:creation-date>
    <dc:date>2026-03-06T10:55:00Z</dc:date>
    <meta:template xlink:href="Normal.dotm" xlink:type="simple"/>
    <meta:editing-cycles>1</meta:editing-cycles>
    <meta:editing-duration>PT60S</meta:editing-duration>
    <meta:document-statistic meta:page-count="20" meta:paragraph-count="20" meta:word-count="1546" meta:character-count="10029" meta:row-count="70" meta:non-whitespace-character-count="8503"/>
  </office:meta>
</office:document-meta>
</file>